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re1" style:master-page-name="MP0" style:family="paragraph">
      <style:paragraph-properties fo:break-before="page"/>
      <style:text-properties fo:color="#1A3A5C" fo:language="fr" fo:country="FR"/>
    </style:style>
    <style:style style:name="P2" style:parent-style-name="Titre1" style:family="paragraph">
      <style:text-properties fo:color="#1A3A5C" fo:language="fr" fo:country="FR"/>
    </style:style>
    <style:style style:name="P3" style:parent-style-name="Normal" style:family="paragraph">
      <style:text-properties fo:color="#333333" fo:language="fr" fo:country="FR"/>
    </style:style>
    <style:style style:name="P4" style:parent-style-name="Normal" style:family="paragraph">
      <style:paragraph-properties fo:margin-left="0.3937in" fo:background-color="#EEF4FF">
        <style:tab-stops/>
      </style:paragraph-properties>
    </style:style>
    <style:style style:name="T5" style:parent-style-name="Policepardéfaut" style:family="text">
      <style:text-properties style:font-name="Courier New" fo:color="#004080" fo:font-size="9pt" style:font-size-asian="9pt" fo:language="fr" fo:country="FR"/>
    </style:style>
    <style:style style:name="T6" style:parent-style-name="Policepardéfaut" style:family="text">
      <style:text-properties style:font-name="Courier New" fo:color="#004080" fo:font-size="9pt" style:font-size-asian="9pt" fo:language="fr" fo:country="FR"/>
    </style:style>
    <style:style style:name="T7" style:parent-style-name="Policepardéfaut" style:family="text">
      <style:text-properties style:font-name="Courier New" fo:color="#004080" fo:font-size="9pt" style:font-size-asian="9pt" fo:language="fr" fo:country="FR"/>
    </style:style>
    <style:style style:name="T8" style:parent-style-name="Policepardéfaut" style:family="text">
      <style:text-properties style:font-name="Courier New" fo:color="#004080" fo:font-size="9pt" style:font-size-asian="9pt" fo:language="fr" fo:country="FR"/>
    </style:style>
    <style:style style:name="T9" style:parent-style-name="Policepardéfaut" style:family="text">
      <style:text-properties style:font-name="Courier New" fo:color="#004080" fo:font-size="9pt" style:font-size-asian="9pt" fo:language="fr" fo:country="FR"/>
    </style:style>
    <style:style style:name="T10" style:parent-style-name="Policepardéfaut" style:family="text">
      <style:text-properties style:font-name="Courier New" fo:color="#004080" fo:font-size="9pt" style:font-size-asian="9pt" fo:language="fr" fo:country="FR"/>
    </style:style>
    <style:style style:name="T11" style:parent-style-name="Policepardéfaut" style:family="text">
      <style:text-properties style:font-name="Courier New" fo:color="#004080" fo:font-size="9pt" style:font-size-asian="9pt" fo:language="fr" fo:country="FR"/>
    </style:style>
    <style:style style:name="T12" style:parent-style-name="Policepardéfaut" style:family="text">
      <style:text-properties fo:color="#1A3A5C" fo:language="fr" fo:country="FR"/>
    </style:style>
    <style:style style:name="P13" style:parent-style-name="Normal" style:family="paragraph">
      <style:text-properties fo:color="#333333" fo:language="fr" fo:country="FR"/>
    </style:style>
    <style:style style:name="P14" style:parent-style-name="Normal" style:family="paragraph">
      <style:paragraph-properties fo:margin-left="0.3937in" fo:background-color="#EEF4FF">
        <style:tab-stops/>
      </style:paragraph-properties>
    </style:style>
    <style:style style:name="T15" style:parent-style-name="Policepardéfaut" style:family="text">
      <style:text-properties style:font-name="Courier New" fo:color="#004080" fo:font-size="9pt" style:font-size-asian="9pt" fo:language="fr" fo:country="FR"/>
    </style:style>
    <style:style style:name="T16" style:parent-style-name="Policepardéfaut" style:family="text">
      <style:text-properties style:font-name="Courier New" fo:color="#004080" fo:font-size="9pt" style:font-size-asian="9pt" fo:language="fr" fo:country="FR"/>
    </style:style>
    <style:style style:name="T17" style:parent-style-name="Policepardéfaut" style:family="text">
      <style:text-properties style:font-name="Courier New" fo:color="#004080" fo:font-size="9pt" style:font-size-asian="9pt" fo:language="fr" fo:country="FR"/>
    </style:style>
    <style:style style:name="T18" style:parent-style-name="Policepardéfaut" style:family="text">
      <style:text-properties style:font-name="Courier New" fo:color="#004080" fo:font-size="9pt" style:font-size-asian="9pt" fo:language="fr" fo:country="FR"/>
    </style:style>
    <style:style style:name="T19" style:parent-style-name="Policepardéfaut" style:family="text">
      <style:text-properties style:font-name="Courier New" fo:color="#004080" fo:font-size="9pt" style:font-size-asian="9pt" fo:language="fr" fo:country="FR"/>
    </style:style>
    <style:style style:name="T20" style:parent-style-name="Policepardéfaut" style:family="text">
      <style:text-properties style:font-name="Courier New" fo:color="#004080" fo:font-size="9pt" style:font-size-asian="9pt" fo:language="fr" fo:country="FR"/>
    </style:style>
    <style:style style:name="T21" style:parent-style-name="Policepardéfaut" style:family="text">
      <style:text-properties style:font-name="Courier New" fo:color="#004080" fo:font-size="9pt" style:font-size-asian="9pt" fo:language="fr" fo:country="FR"/>
    </style:style>
    <style:style style:name="T22" style:parent-style-name="Policepardéfaut" style:family="text">
      <style:text-properties style:font-name="Courier New" fo:color="#004080" fo:font-size="9pt" style:font-size-asian="9pt" fo:language="fr" fo:country="FR"/>
    </style:style>
    <style:style style:name="T23" style:parent-style-name="Policepardéfaut" style:family="text">
      <style:text-properties style:font-name="Courier New" fo:color="#004080" fo:font-size="9pt" style:font-size-asian="9pt" fo:language="fr" fo:country="FR"/>
    </style:style>
    <style:style style:name="T24" style:parent-style-name="Policepardéfaut" style:family="text">
      <style:text-properties style:font-name="Courier New" fo:color="#004080" fo:font-size="9pt" style:font-size-asian="9pt" fo:language="fr" fo:country="FR"/>
    </style:style>
    <style:style style:name="T25" style:parent-style-name="Policepardéfaut" style:family="text">
      <style:text-properties style:font-name="Courier New" fo:color="#004080" fo:font-size="9pt" style:font-size-asian="9pt" fo:language="fr" fo:country="FR"/>
    </style:style>
    <style:style style:name="P26" style:parent-style-name="Normal" style:family="paragraph">
      <style:text-properties fo:color="#1A3A5C" fo:font-size="14pt" style:font-size-asian="14pt" style:font-size-complex="14pt" fo:language="fr" fo:country="FR"/>
    </style:style>
    <style:style style:name="TableColumn28" style:family="table-column">
      <style:table-column-properties style:column-width="1.609in"/>
    </style:style>
    <style:style style:name="TableColumn29" style:family="table-column">
      <style:table-column-properties style:column-width="1.2062in"/>
    </style:style>
    <style:style style:name="TableColumn30" style:family="table-column">
      <style:table-column-properties style:column-width="3.4187in"/>
    </style:style>
    <style:style style:name="Table27" style:family="table">
      <style:table-properties style:width="6.234in" fo:margin-left="0.075in" table:align="left"/>
    </style:style>
    <style:style style:name="TableRow31" style:family="table-row">
      <style:table-row-properties style:min-row-height="0.1826in"/>
    </style:style>
    <style:style style:name="TableCell32" style:family="table-cell">
      <style:table-cell-properties fo:border="0.0069in solid #000000" fo:background-color="#1A3A5C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fo:color="#FFFFFF"/>
    </style:style>
    <style:style style:name="TableCell34" style:family="table-cell">
      <style:table-cell-properties fo:border="0.0069in solid #000000" fo:background-color="#1A3A5C" style:writing-mode="lr-tb" fo:padding-top="0in" fo:padding-left="0.075in" fo:padding-bottom="0in" fo:padding-right="0.075in"/>
    </style:style>
    <style:style style:name="T35" style:parent-style-name="Policepardéfaut" style:family="text">
      <style:text-properties fo:font-weight="bold" style:font-weight-asian="bold" fo:color="#FFFFFF"/>
    </style:style>
    <style:style style:name="TableCell36" style:family="table-cell">
      <style:table-cell-properties fo:border="0.0069in solid #000000" fo:background-color="#1A3A5C" style:writing-mode="lr-tb" fo:padding-top="0in" fo:padding-left="0.075in" fo:padding-bottom="0in" fo:padding-right="0.075in"/>
    </style:style>
    <style:style style:name="T37" style:parent-style-name="Policepardéfaut" style:family="text">
      <style:text-properties fo:font-weight="bold" style:font-weight-asian="bold" fo:color="#FFFFFF"/>
    </style:style>
    <style:style style:name="TableRow38" style:family="table-row">
      <style:table-row-properties style:min-row-height="0.296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language="fr" fo:country="FR"/>
    </style:style>
    <style:style style:name="TableRow43" style:family="table-row">
      <style:table-row-properties style:min-row-height="0.296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fr" fo:country="FR"/>
    </style:style>
    <style:style style:name="TableRow48" style:family="table-row">
      <style:table-row-properties style:min-row-height="0.296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language="fr" fo:country="FR"/>
    </style:style>
    <style:style style:name="TableRow53" style:family="table-row">
      <style:table-row-properties style:min-row-height="0.296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language="fr" fo:country="FR"/>
    </style:style>
    <style:style style:name="TableRow58" style:family="table-row">
      <style:table-row-properties style:min-row-height="0.296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language="fr" fo:country="FR"/>
    </style:style>
    <style:style style:name="P63" style:parent-style-name="Normal" style:family="paragraph">
      <style:text-properties fo:font-size="14pt" style:font-size-asian="14pt" style:font-size-complex="14pt" fo:language="fr" fo:country="FR"/>
    </style:style>
    <style:style style:name="P64" style:parent-style-name="Normal" style:family="paragraph">
      <style:text-properties fo:language="fr" fo:country="FR"/>
    </style:style>
  </office:automatic-styles>
  <office:body>
    <office:text text:use-soft-page-breaks="true">
      <text:h text:style-name="P1" text:outline-level="1">Fonctions de saisie et d'affichage (Objectif 6)</text:h>
      <text:h text:style-name="P2" text:outline-level="1">1<text:s/>Saisie :</text:h>
      <text:p text:style-name="P3">Chaque module dispose d'une fonction saisir_xxx() qui lit tous les champs depuis le terminal avec scanf() ou fgets(). L'ID est assigné automatiquement.</text:p>
      <text:p text:style-name="P4"><text:span text:style-name="T5">void saisir_etudiant(Etudiant *e) {</text:span><text:span text:style-name="T6"><text:line-break/><text:s text:c="4"/>e-&gt;id = id_etudiant_next++; <text:s text:c="10"/>/* auto-increment */</text:span><text:span text:style-name="T7"><text:line-break/><text:s text:c="4"/>printf("Nom <text:s/>: "); scanf("%49s", e-&gt;nom);</text:span><text:span text:style-name="T8"><text:line-break/><text:s text:c="4"/>printf("CIN <text:s/>: "); scanf("%14s", e-&gt;cin);</text:span><text:span text:style-name="T9"><text:line-break/><text:s text:c="4"/>/* ... autres champs */</text:span><text:span text:style-name="T10"><text:line-break/><text:s text:c="4"/>e-&gt;chambre_id = 0; <text:s text:c="18"/>/* pas encore assigne */</text:span><text:span text:style-name="T11"><text:line-break/>}</text:span></text:p>
      <text:h text:style-name="Titre2" text:outline-level="2"><text:span text:style-name="T12">2 Affichage tabulaire</text:span></text:h>
      <text:p text:style-name="P13">Les données sont affichées en tableaux formatés avec des colonnes alignées :</text:p>
      <text:p text:style-name="P14"><text:span text:style-name="T15">void afficher_chambre(Chambre c) {</text:span><text:span text:style-name="T16"><text:line-break/><text:s text:c="4"/>printf("| %-4d | %-8s | %-8s | %-5d | %-5d | %-10.2f | %-12s |\n",</text:span><text:span text:style-name="T17"><text:line-break/><text:s text:c="11"/>c.id, c.numero, c.type, c.etage,</text:span><text:span text:style-name="T18"><text:line-break/><text:s text:c="11"/>c.capacite, c.prix_mensuel, c.statut);</text:span><text:span text:style-name="T19"><text:line-break/>}</text:span><text:span text:style-name="T20"><text:line-break/></text:span><text:span text:style-name="T21"><text:line-break/>/* Résultat :</text:span><text:span text:style-name="T22"><text:line-break/>| ID <text:s text:c="2"/>| Numero <text:s text:c="2"/>| Type <text:s text:c="4"/>| Etage | Cap. <text:s/>| Prix/mois <text:s/>| Statut <text:s text:c="6"/>|</text:span><text:span text:style-name="T23"><text:line-break/>| 1 <text:s text:c="3"/>| A101 <text:s text:c="4"/>| Simple <text:s text:c="2"/>| <text:s text:c="4"/>1 | <text:s text:c="4"/>1 | <text:s text:c="4"/>250.00 | Occupee <text:s text:c="5"/>|</text:span><text:span text:style-name="T24"><text:line-break/>| 2 <text:s text:c="3"/>| A102 <text:s text:c="4"/>| Double <text:s text:c="2"/>| <text:s text:c="4"/>1 | <text:s text:c="4"/>2 | <text:s text:c="4"/>180.00 | Disponible <text:s text:c="2"/>|</text:span><text:span text:style-name="T25"><text:line-break/>*/</text:span></text:p>
      <text:p text:style-name="P26">3 Fonctionnalités spéciales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Normal"><text:span text:style-name="T33">Fonctionnalité</text:span></text:p>
          </table:table-cell>
          <table:table-cell table:style-name="TableCell34">
            <text:p text:style-name="Normal"><text:span text:style-name="T35">Module</text:span></text:p>
          </table:table-cell>
          <table:table-cell table:style-name="TableCell36">
            <text:p text:style-name="Normal"><text:span text:style-name="T37">Description</text:span></text:p>
          </table:table-cell>
        </table:table-row>
        <table:table-row table:style-name="TableRow38">
          <table:table-cell table:style-name="TableCell39">
            <text:p text:style-name="Normal">Assigner une chambre</text:p>
          </table:table-cell>
          <table:table-cell table:style-name="TableCell40">
            <text:p text:style-name="Normal">Étudiants</text:p>
          </table:table-cell>
          <table:table-cell table:style-name="TableCell41">
            <text:p text:style-name="P42">Lie un étudiant à une chambre, vérifie la capacité, met à jour nb_occupants</text:p>
          </table:table-cell>
        </table:table-row>
        <table:table-row table:style-name="TableRow43">
          <table:table-cell table:style-name="TableCell44">
            <text:p text:style-name="Normal">Chambres disponibles</text:p>
          </table:table-cell>
          <table:table-cell table:style-name="TableCell45">
            <text:p text:style-name="Normal">Chambres</text:p>
          </table:table-cell>
          <table:table-cell table:style-name="TableCell46">
            <text:p text:style-name="P47">Filtre et affiche uniquement les chambres au statut 'Disponible'</text:p>
          </table:table-cell>
        </table:table-row>
        <table:table-row table:style-name="TableRow48">
          <table:table-cell table:style-name="TableCell49">
            <text:p text:style-name="Normal">Bilan financier</text:p>
          </table:table-cell>
          <table:table-cell table:style-name="TableCell50">
            <text:p text:style-name="Normal">Paiements</text:p>
          </table:table-cell>
          <table:table-cell table:style-name="TableCell51">
            <text:p text:style-name="P52">Calcule et affiche le total encaissé, en attente et en retard</text:p>
          </table:table-cell>
        </table:table-row>
        <table:table-row table:style-name="TableRow53">
          <table:table-cell table:style-name="TableCell54">
            <text:p text:style-name="Normal">Mise à jour statut</text:p>
          </table:table-cell>
          <table:table-cell table:style-name="TableCell55">
            <text:p text:style-name="Normal">Réclamations</text:p>
          </table:table-cell>
          <table:table-cell table:style-name="TableCell56">
            <text:p text:style-name="P57">Change le statut (Ouverte → En_cours → Résolue) sans resaisir tout</text:p>
          </table:table-cell>
        </table:table-row>
        <table:table-row table:style-name="TableRow58">
          <table:table-cell table:style-name="TableCell59">
            <text:p text:style-name="Normal">Tableau de bord</text:p>
          </table:table-cell>
          <table:table-cell table:style-name="TableCell60">
            <text:p text:style-name="Normal">Global</text:p>
          </table:table-cell>
          <table:table-cell table:style-name="TableCell61">
            <text:p text:style-name="P62">Affiche taux d'occupation, bilan financier et stats réclamations</text:p>
          </table:table-cell>
        </table:table-row>
      </table:table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Calibri Light" style:font-name-asian="Times New Roman" style:font-name-complex="Times New Roman" fo:color="#2F5496" style:letter-kerning="true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-asian="Times New Roman" style:font-name-complex="Times New Roman" fo:color="#2F5496" style:letter-kerning="tru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-asian="Times New Roman" style:font-name-complex="Times New Roman"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-asian="Times New Roman" style:font-name-complex="Times New Roman" fo:color="#2F5496" style:letter-kerning="true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-asian="Times New Roman" style:font-name-complex="Times New Roman" fo:font-style="italic" style:font-style-asian="italic" style:font-style-complex="italic" fo:color="#595959" style:letter-kerning="true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-asian="Times New Roman" style:font-name-complex="Times New Roman" fo:color="#595959" style:letter-kerning="true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-asian="Times New Roman" style:font-name-complex="Times New Roman" fo:font-style="italic" style:font-style-asian="italic" style:font-style-complex="italic" fo:color="#272727" style:letter-kerning="true" fo:font-size="12pt" style:font-size-asian="12pt" style:font-size-complex="12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-asian="Times New Roman" style:font-name-complex="Times New Roman" fo:color="#272727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margin-bottom="0.1388in" fo:line-height="115%"/>
      <style:text-properties style:font-name-asian="Times New Roman" style:letter-kerning="false" fo:font-size="11pt" style:font-size-asian="11pt" style:font-size-complex="11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margin-bottom="0.1111in" fo:line-height="115%"/>
      <style:text-properties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margin-bottom="0.1111in" fo:line-height="115%"/>
      <style:text-properties style:font-name-asian="Calibri" fo:font-style="italic" style:font-style-asian="italic" style:font-style-complex="italic" fo:color="#404040" style:letter-kerning="true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bottom="0.1111in" fo:line-height="115%" fo:margin-left="0.5in">
        <style:tab-stops/>
      </style:paragraph-properties>
      <style:text-properties style:font-name-asian="Calibri" style:letter-kerning="true" fo:font-size="12pt" style:font-size-asian="12pt" style:font-size-complex="12pt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-asian="Calibri"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snim cheikhrouhou</meta:initial-creator>
    <dc:creator>tasnim cheikhrouhou</dc:creator>
    <meta:creation-date>2026-04-06T20:02:00Z</meta:creation-date>
    <dc:date>2026-04-06T20:08:00Z</dc:date>
    <meta:template xlink:href="Normal" xlink:type="simple"/>
    <meta:editing-cycles>1</meta:editing-cycles>
    <meta:editing-duration>PT300S</meta:editing-duration>
    <meta:document-statistic meta:page-count="2" meta:paragraph-count="3" meta:word-count="237" meta:character-count="1586" meta:row-count="11" meta:non-whitespace-character-count="1352"/>
  </office:meta>
</office:document-meta>
</file>